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trieve.setSync( boolea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get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getAllowedLog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trieve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vyRetrieve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setSymlink( boolean sym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setIvypattern( String 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trieve.is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